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39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59.97mm" svg:height="90.04mm" svg:x="0.83mm" svg:y="13.81mm">
            <loext:p draw:notify-on-update-of-ranges="Лист1.A1:Лист1.E1 Лист1.F2:Лист1.F2 Лист1.A2:Лист1.E2 Лист1.F3:Лист1.F3 Лист1.A3:Лист1.E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Кол-во MPI процессов</text:p>
          </table:table-cell>
        </table:table-row>
        <table:table-row table:style-name="ro1">
          <table:table-cell office:value-type="float" office:value="327.45" calcext:value-type="float">
            <text:p>327,45</text:p>
          </table:table-cell>
          <table:table-cell office:value-type="float" office:value="170.106" calcext:value-type="float">
            <text:p>170,106</text:p>
          </table:table-cell>
          <table:table-cell office:value-type="float" office:value="86.074" calcext:value-type="float">
            <text:p>86,074</text:p>
          </table:table-cell>
          <table:table-cell office:value-type="float" office:value="72.707" calcext:value-type="float">
            <text:p>72,707</text:p>
          </table:table-cell>
          <table:table-cell office:value-type="float" office:value="33.408" calcext:value-type="float">
            <text:p>33,408</text:p>
          </table:table-cell>
          <table:table-cell office:value-type="string" calcext:value-type="string">
            <text:p>Версия 1</text:p>
          </table:table-cell>
        </table:table-row>
        <table:table-row table:style-name="ro1">
          <table:table-cell office:value-type="float" office:value="328.103" calcext:value-type="float">
            <text:p>328,103</text:p>
          </table:table-cell>
          <table:table-cell office:value-type="float" office:value="168.328" calcext:value-type="float">
            <text:p>168,328</text:p>
          </table:table-cell>
          <table:table-cell office:value-type="float" office:value="86.42" calcext:value-type="float">
            <text:p>86,42</text:p>
          </table:table-cell>
          <table:table-cell office:value-type="float" office:value="80.449" calcext:value-type="float">
            <text:p>80,449</text:p>
          </table:table-cell>
          <table:table-cell office:value-type="float" office:value="46.038" calcext:value-type="float">
            <text:p>46,038</text:p>
          </table:table-cell>
          <table:table-cell office:value-type="string" calcext:value-type="string">
            <text:p>Версия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.00.0000</text:date>, <text:time style:data-style-name="N2" text:time-value="14:42:53.28312079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3:39:36.393997171</meta:creation-date>
    <dc:date>2017-04-23T18:55:28.352391122</dc:date>
    <meta:editing-duration>PT4H31M34S</meta:editing-duration>
    <meta:editing-cycles>3</meta:editing-cycles>
    <meta:generator>LibreOffice/5.1.6.2$Linux_X86_64 LibreOffice_project/10m0$Build-2</meta:generator>
    <meta:document-statistic meta:table-count="1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99cm" svg:y="3.954cm" style:legend-expansion="high" chart:style-name="ch2"/>
        <chart:plot-area chart:style-name="ch3" table:cell-range-address="Лист1.A1:Лист1.E3 Лист1.F2:Лист1.F3" chart:data-source-has-labels="both" svg:x="1.33cm" svg:y="0.18cm" svg:width="11.55cm" svg:height="7.664cm">
          <chartooo:coordinate-region svg:x="2.137cm" svg:y="0.38cm" svg:width="10.556cm" svg:height="6.817cm"/>
          <chart:axis chart:dimension="x" chart:name="primary-x" chart:style-name="ch4" chartooo:axis-type="auto">
            <chartooo:date-scale/>
            <chart:title svg:x="5.46cm" svg:y="8.024cm" chart:style-name="ch5">
              <text:p>кол-во MPI процессов</text:p>
            </chart:title>
            <chart:categories table:cell-range-address="Лист1.A1:Лист1.E1"/>
          </chart:axis>
          <chart:axis chart:dimension="y" chart:name="primary-y" chart:style-name="ch4">
            <chart:title svg:x="0.451cm" svg:y="4.916cm" chart:style-name="ch6">
              <text:p>время (сек)</text:p>
            </chart:title>
            <chart:grid chart:style-name="ch7" chart:class="major"/>
          </chart:axis>
          <chart:series chart:style-name="ch8" chart:values-cell-range-address="Лист1.A2:Лист1.E2" chart:label-cell-address="Лист1.F2:Лист1.F2" chart:class="chart:line">
            <chart:data-point chart:repeated="5"/>
          </chart:series>
          <chart:series chart:style-name="ch9" chart:values-cell-range-address="Лист1.A3:Лист1.E3" chart:label-cell-address="Лист1.F3:Лист1.F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Лист1.A1:Лист1.E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Версия 1</text:p>
                <draw:g>
                  <svg:desc>Лист1.F2:Лист1.F2</svg:desc>
                </draw:g>
              </table:table-cell>
              <table:table-cell office:value-type="float" office:value="327.45">
                <text:p>327.45</text:p>
                <draw:g>
                  <svg:desc>Лист1.A2:Лист1.E2</svg:desc>
                </draw:g>
              </table:table-cell>
              <table:table-cell office:value-type="float" office:value="170.106">
                <text:p>170.106</text:p>
              </table:table-cell>
              <table:table-cell office:value-type="float" office:value="86.074">
                <text:p>86.074</text:p>
              </table:table-cell>
              <table:table-cell office:value-type="float" office:value="72.707">
                <text:p>72.707</text:p>
              </table:table-cell>
              <table:table-cell office:value-type="float" office:value="33.408">
                <text:p>33.408</text:p>
              </table:table-cell>
            </table:table-row>
            <table:table-row>
              <table:table-cell office:value-type="string">
                <text:p>Версия 2</text:p>
                <draw:g>
                  <svg:desc>Лист1.F3:Лист1.F3</svg:desc>
                </draw:g>
              </table:table-cell>
              <table:table-cell office:value-type="float" office:value="328.103">
                <text:p>328.103</text:p>
                <draw:g>
                  <svg:desc>Лист1.A3:Лист1.E3</svg:desc>
                </draw:g>
              </table:table-cell>
              <table:table-cell office:value-type="float" office:value="168.328">
                <text:p>168.328</text:p>
              </table:table-cell>
              <table:table-cell office:value-type="float" office:value="86.42">
                <text:p>86.42</text:p>
              </table:table-cell>
              <table:table-cell office:value-type="float" office:value="80.449">
                <text:p>80.449</text:p>
              </table:table-cell>
              <table:table-cell office:value-type="float" office:value="46.038">
                <text:p>46.0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